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2.847cm"/>
    </style:style>
    <style:style style:name="co6" style:family="table-column">
      <style:table-column-properties fo:break-before="auto" style:column-width="5.999cm"/>
    </style:style>
    <style:style style:name="co7" style:family="table-column">
      <style:table-column-properties fo:break-before="auto" style:column-width="2.792cm"/>
    </style:style>
    <style:style style:name="co8" style:family="table-column">
      <style:table-column-properties fo:break-before="auto" style:column-width="3.455cm"/>
    </style:style>
    <style:style style:name="co9" style:family="table-column">
      <style:table-column-properties fo:break-before="auto" style:column-width="5.362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5.308cm"/>
    </style:style>
    <style:style style:name="co12" style:family="table-column">
      <style:table-column-properties fo:break-before="auto" style:column-width="6.717cm"/>
    </style:style>
    <style:style style:name="co13" style:family="table-column">
      <style:table-column-properties fo:break-before="auto" style:column-width="5.1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table table:name="German_It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" table:default-cell-style-name="ce1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&lt;?xml version="1.0" encoding="utf-8"?&gt;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&lt;Items&gt;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parge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rokkoli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arott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elleri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urk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la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lz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Zwiebel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pinat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ürbi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pfe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nan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Erdbeer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irsch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rapefrui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raub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iwi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Zitro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elo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ektarin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rang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firsisc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isch stick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froren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mm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froren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froren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froren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zza Roll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froren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Eis am Stie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froren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froren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BQ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onig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charfe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chink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Zenf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ayonnai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omaten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lat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oja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teak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iru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ouillonwürfe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etreid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affe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livenä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udel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Erdnussbutt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apsö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Essig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pfelmu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onserv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eisse Bohnen 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onserv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rüh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onserv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onserv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livenä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onserv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leischkonserv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onserv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ähnch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onserv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onserv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omatenkonserv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onserv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chwarzen Pfeff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Zim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noblauc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fefferminz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regano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oten Pfeff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lz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utter / Margari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ilchprodukt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ttage chee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ilchprodukt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albrah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ilchprodukt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ilchprodukt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uerrah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ilchprodukt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eschlagene Sah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ilchprodukt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Yogur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ilchprodukt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edda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ttage chee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Ziegenkä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rmesa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icott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äse für Sandwic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indfleisc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ähnch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inderhack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chink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ot dog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ruthah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table:style-name="Default" office:value-type="string" calcext:value-type="string">
            <text:p>Wurs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table:style-name="Default" office:value-type="string" calcext:value-type="string">
            <text:p>Schwei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ngasiu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isch und Meeresfrücht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rabb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isch und Meeresfrücht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umm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isch und Meeresfrücht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uschel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isch und Meeresfrücht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ust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isch und Meeresfrücht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ach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isch und Meeresfrücht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revett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isch und Meeresfrücht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isch und Meeresfrücht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tränk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lub sod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tränk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tränk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tränk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tränk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ei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tränk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tränk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tränk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oda po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tränk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hisk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tränk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table:style-name="ce3" office:value-type="string" calcext:value-type="string">
            <text:p>Vodk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tränk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bstsaf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Getränk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oissan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efestück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uch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isches Bro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ta Bro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eschnittenes Bro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ckpulv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äkerei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ischung für Kuch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äkerei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uchenschmuck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äkerei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okolad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äkerei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eh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äkerei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Zuck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äkerei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Zuckerersatz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äkerei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ef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äkerei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üssigkeit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ack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etrocknete Frücht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üs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aferflock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ip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retzel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by Nahrung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Zeu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indel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Zeu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Zeu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deloti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Zeu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Zeu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ischtuc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Zeu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atzefütt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Tie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atzenstreu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Tie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undfütt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Tie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lohbehandlung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Tie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table:style-name="ce3" office:value-type="string" calcext:value-type="string">
            <text:p>Shampoo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Tie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eodoran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ondom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osmetik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attestäbch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osmetische Gesichtsbehandlung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auen Zeug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Zahnseid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aarenspra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ippenbalsa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undwass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asierer und Rasiercrem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onnenblock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Zahnpast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itamin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spiri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pothek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ntazidu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pothek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flast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pothek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chmerzmitte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pothek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lufoli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erviett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pierhandtuc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ischhaltefoli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efrierbeute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achspapi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ufterfrisch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utzmittel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einigungskraf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utzmittel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aschmitte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utzmittel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eschirrspültab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utzmittel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üllbeute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utzmittel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lasreinig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utzmittel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taubsaugerbeute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utzmittel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chwämme und Kratz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utzmittel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Ds und DVD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üromaterial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otizblock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üromaterial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lebstoff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üromaterial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pier für den Druck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üromaterial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üromaterial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riefmark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üromaterial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tteri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nder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az und Holzkohl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nder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nder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lühbir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nder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Zeitung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nder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nder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1">
          <table:table-cell/>
          <table:table-cell office:value-type="string" calcext:value-type="string">
            <text:p>&lt;/Items&gt;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</table:table>
      <table:table table:name="French_It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ce1"/>
        <table:table-column table:style-name="co5" table:default-cell-style-name="ce1"/>
        <table:table-column table:style-name="co11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" table:default-cell-style-name="ce1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&lt;?xml version="1.0" encoding="utf-8"?&gt;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&lt;Items&gt;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sperg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Légume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rocoli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Légume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rrot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Légume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ou-fleu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Légume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Légume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aï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Légume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ncombr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Légume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aitu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Légume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Légume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igno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Légume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ivro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Légume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tat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Légume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épinard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Légume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itrouill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Légume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urgett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Légume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omat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Légume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mm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uit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voca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uit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nan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uit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ais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uit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eris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uit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mplemous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uit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uit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iwi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uit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itro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uit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uit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ectarin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uit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uit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êch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uit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ir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uit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run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uits frai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ticks de poiss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gelé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it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gelé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ème glacé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gelé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ncentré de frui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gelé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gelé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âte à pizz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gelé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Eskimo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gelé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égum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gelé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uce Barbecu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ond de veau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ie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uce épicé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Jamb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outard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ayonnai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uce Tomat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épic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uce Salad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uce Soj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uce Steak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iro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uce Wocest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ubes de bouill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éréal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euf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uile d'Oliv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ât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eurre de cacahuèt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iz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hé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uile végétal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inaigr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uce Pomm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serv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aricots à la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serv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ouill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serv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serv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serv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iandes cuit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serv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ule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serv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h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serv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omates en boît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serv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silic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épices et herb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ivre noi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épices et herb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riandr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épices et herb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nnell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épices et herb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i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épices et herb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ingembr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épices et herb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enth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épices et herb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riga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épices et herb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épices et herb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ersi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épices et herb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ivre roug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épices et herb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épices et herb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Extrait de Vanill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épices et herb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eurre ou Margari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roduits laiti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ttage chee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roduits laiti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ème liquid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roduits laiti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aitu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roduits laiti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roduits laiti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ème fouetté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roduits laiti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Yogur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roduits laitier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m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edda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m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ttage chee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m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eam chee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m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m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omage de chèvr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m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m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rmesa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m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m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icott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m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omage à sandwic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m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omage suis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m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and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oeuf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and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ule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and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oeuf haché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and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Jamb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and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ot dog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and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iande pour lunc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and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ind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and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table:style-name="Default" office:value-type="string" calcext:value-type="string">
            <text:p>Saucis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and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table:style-name="Default" office:value-type="string" calcext:value-type="string">
            <text:p>Porc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and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ngasiu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oisson et fruits de m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ab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oisson et fruits de m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omar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oisson et fruits de m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oul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oisson et fruits de m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uîtr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oisson et fruits de m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um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oisson et fruits de m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evett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oisson et fruits de m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ilapi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oisson et fruits de m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h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oisson et fruits de m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ièr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isson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lub sod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isson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isson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isson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Jus de Frui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isson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ix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isson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inaigr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isson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hu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isson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ké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isson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oda po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isson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oissons de spor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isson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hisk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isson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table:style-name="ce3" office:value-type="string" calcext:value-type="string">
            <text:p>Vodk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isson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ultivitami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isson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oissan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ennoiseries et pâtiss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âteau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ennoiseries et pâtiss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ennoiseries et pâtiss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ennoiseries et pâtiss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in frai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ennoiseries et pâtiss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t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ennoiseries et pâtiss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in prédécoupé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iennoiseries et pâtiss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udre à cuir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ulanger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iettes de pai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ulanger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élange pour gâteaux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ulanger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écoration pour gâteaux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ulanger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ips chocola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ulanger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ari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ulanger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rais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ulanger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ulanger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ubstitut de sucr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ulanger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udre agrave lev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oulanger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ucrer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Enca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Enca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ack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Enca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uits sec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Enca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rres de frui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Enca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oix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Enca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locons d'avoin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Enca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Enca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ips chocola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Enca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retzel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Enca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etits po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ébé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uch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ébé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ait en poudr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ébé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oti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ébé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el agrave lav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ébé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ingett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ébé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liment pour cha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itièr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liment pour chi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raitement pour poux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table:style-name="ce3" office:value-type="string" calcext:value-type="string">
            <text:p>Shampoing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éodoran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v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réservatif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smétiqu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t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ettoyant visag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ème visag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ygiène fémini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il dentair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aque ou ge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ume à lèvr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oisturizing loti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Eau dentifri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asoir et Gel agrave Ras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hampoing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ème solair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pier toilett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entifri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itamin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Hygiè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nti-allergi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ntibiotiqu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ntidiarheiqu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spiri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nti aci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paradrap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rétuval C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nti inflammatoir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rescripti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pier essuie-tou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ilm plastiqu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chets plastiques congélati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pier cuiss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ésodorisan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roduits nettoya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ettoyant salle de bai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roduits nettoya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étergen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roduits nettoya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ablettes lave-vaisell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roduits nettoya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cs poubell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roduits nettoya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ettoyant verr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roduits nettoya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éponges et grattoi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roduits nettoya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Ds et DVD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ournitures de bureau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Enveloppes et blocs-not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ournitures de bureau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ll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ournitures de bureau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pier imprimant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ournitures de bureau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tylo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ournitures de bureau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imbr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ournitures de bureau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l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az et charb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leu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épulsif insect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mpoul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1">
          <table:table-cell/>
          <table:table-cell office:value-type="string" calcext:value-type="string">
            <text:p>&lt;/Items&gt;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</table:table>
      <table:table table:name="English It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ce1"/>
        <table:table-column table:style-name="co5" table:default-cell-style-name="ce1"/>
        <table:table-column table:style-name="co11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" table:default-cell-style-name="ce1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&lt;?xml version="1.0" encoding="utf-8"?&gt;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&lt;Items&gt;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ucumb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ushroom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nio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epp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tato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omato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ppl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vocado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nana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err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rapefrui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iwi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emo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ectarin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ea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lum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ish stick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Juice concentrat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zza Roll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psicl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BQ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rav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ot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ayonnai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sta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elis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lad dressing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teak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orcestershire 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ouillon cub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live oi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eanut butt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egetable oi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pplesau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ked bea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rot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inned mea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nned Tomato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lack pepp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ilantro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regano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ed pepp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anilla extrac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utter / Margari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ttage chee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alf and half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our crea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hipped crea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Yogur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leu chee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edda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ttage chee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eam chee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oat chees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rmesa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icott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ndwich slic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round beef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ot dog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unchmea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table:style-name="Default" office:value-type="string" calcext:value-type="string">
            <text:p>Sausag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table:style-name="Default" office:value-type="string" calcext:value-type="string">
            <text:p>Pork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tfis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ussel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yst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ilapi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lub sod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ix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oda po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ports drink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table:style-name="ce3" office:value-type="string" calcext:value-type="string">
            <text:p>Vodk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uit Juic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oissan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resh brea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ita brea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liced brea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king powd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read crumb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ke mix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ke icing and Decoratio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ocolate chips / Coco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hortening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ugar substitut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Yeas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ndy and Gu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rack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ried frui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ranola ba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Oatmea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tato chip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retzel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by foo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stuff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iap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stuff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stuff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oti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stuff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by was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stuff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ip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Baby stuff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t foo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at litt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og foo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lea treatmen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table:style-name="ce3" office:value-type="string" calcext:value-type="string">
            <text:p>Pet shampoo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eodoran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ndom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tton swab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acial cleans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acial tissu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eminine product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los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Hair gel or Spra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ip bal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oisturizing lotio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outhwash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Razors and Shaving cream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unblock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oilet pap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Toothpast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itami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llerg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ntibiotic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ntidiarrhea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spirin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ntacid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nd-aid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old Flu Sinu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in reliev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rescription pick-u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luminum foil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apkin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on-stick spray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aper towel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lastic wra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andwich / Freezer bag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Wax pap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Air freshen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throom clean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etergen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Dishwasher soap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arbage bag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lass clean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Vacuum bag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Sponges and Scrubb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Ds and DVD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otepad and Envelop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rinter pap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ens and Pencil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Postage stamp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Charcoal or Propa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Insect repellent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Light bulbs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2">
          <table:table-cell/>
          <table:table-cell office:value-type="string" calcext:value-type="string">
            <text:p>&lt;Item&gt;</text:p>
          </table:table-cell>
          <table:table-cell office:value-type="string" calcext:value-type="string">
            <text:p>&lt;ItemId&gt;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&lt;/ItemId&gt;</text:p>
          </table:table-cell>
          <table:table-cell office:value-type="string" calcext:value-type="string">
            <text:p>&lt;ItemName&gt;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&lt;/ItemName&gt;</text:p>
          </table:table-cell>
          <table:table-cell office:value-type="string" calcext:value-type="string">
            <text:p>&lt;ItemCategory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&lt;/ItemCategory&gt;</text:p>
          </table:table-cell>
          <table:table-cell office:value-type="string" calcext:value-type="string">
            <text:p>&lt;/Item&gt;</text:p>
          </table:table-cell>
        </table:table-row>
        <table:table-row table:style-name="ro1">
          <table:table-cell/>
          <table:table-cell office:value-type="string" calcext:value-type="string">
            <text:p>&lt;/Items&gt;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</table:table>
      <table:table table:name="English Categorie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?xml version="1.0" encoding="utf-8"?&gt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Categories&gt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Fresh vegetable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Fresh fruit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Various grocerie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Canned food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Spices and herb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Baby stuff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Cleaning product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<text:s text:c="2"/>&lt;Category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&lt;/Category&gt;</text:p>
          </table:table-cell>
        </table:table-row>
        <table:table-row table:style-name="ro1">
          <table:table-cell/>
          <table:table-cell office:value-type="string" calcext:value-type="string">
            <text:p>&lt;/Categories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.00.0000</text:date>, <text:time style:data-style-name="N2" text:time-value="15:57:20.5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8:01:06.817000000</meta:creation-date>
    <dc:date>2015-03-28T18:35:40.604000000</dc:date>
    <meta:editing-duration>PT11H40M58S</meta:editing-duration>
    <meta:editing-cycles>24</meta:editing-cycles>
    <meta:generator>LibreOffice/4.2.5.2$Windows_x86 LibreOffice_project/61cb170a04bb1f12e77c884eab9192be736ec5f5</meta:generator>
    <meta:document-statistic meta:table-count="4" meta:cell-count="7539" meta:object-count="0"/>
  </office:meta>
</office:document-meta>
</file>